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7.064375cm" style:use-optimal-column-width="true"/>
    </style:style>
    <style:style style:name="co6" style:family="table-column">
      <style:table-column-properties fo:break-before="auto" style:column-width="8.12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ADT FIRE &amp; SECURITY LTD</text:p>
          </table:table-cell>
          <table:table-cell office:value-type="float" office:value="700" table:style-name="ce5">
            <text:p>70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AI TRAINING SERVICES LTD</text:p>
          </table:table-cell>
          <table:table-cell office:value-type="float" office:value="780" table:style-name="ce5">
            <text:p>78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ANDREWS SYKES HIRE LTD</text:p>
          </table:table-cell>
          <table:table-cell office:value-type="float" office:value="4025.89" table:style-name="ce5">
            <text:p>4025.89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ANGLIAN WATER</text:p>
          </table:table-cell>
          <table:table-cell office:value-type="float" office:value="2079.5300000000002" table:style-name="ce5">
            <text:p>2079.53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AVI LTD</text:p>
          </table:table-cell>
          <table:table-cell office:value-type="float" office:value="2589" table:style-name="ce5">
            <text:p>2589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AVI LTD</text:p>
          </table:table-cell>
          <table:table-cell office:value-type="float" office:value="760" table:style-name="ce5">
            <text:p>76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BARKER AND EVANS</text:p>
          </table:table-cell>
          <table:table-cell office:value-type="float" office:value="6790" table:style-name="ce5">
            <text:p>679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BMW (UK) LTD</text:p>
          </table:table-cell>
          <table:table-cell office:value-type="float" office:value="49551.81" table:style-name="ce5">
            <text:p>49551.81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BRITISH TELECOM</text:p>
          </table:table-cell>
          <table:table-cell office:value-type="float" office:value="3501.88" table:style-name="ce5">
            <text:p>3501.88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BT CONFERENCING</text:p>
          </table:table-cell>
          <table:table-cell office:value-type="float" office:value="797.66" table:style-name="ce5">
            <text:p>797.66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BUCKS COUNTY COUNCIL</text:p>
          </table:table-cell>
          <table:table-cell office:value-type="float" office:value="11700" table:style-name="ce5">
            <text:p>1170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CANON BUSINESS SERVICE (UK) LIMITED</text:p>
          </table:table-cell>
          <table:table-cell office:value-type="float" office:value="4623.75" table:style-name="ce5">
            <text:p>4623.7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CHARLES FELLOWS SUPPLIES LTD</text:p>
          </table:table-cell>
          <table:table-cell office:value-type="float" office:value="525" table:style-name="ce5">
            <text:p>52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CHARMAC LTD</text:p>
          </table:table-cell>
          <table:table-cell office:value-type="float" office:value="2350" table:style-name="ce5">
            <text:p>235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CHERWELL DISTRICT COUNCIL</text:p>
          </table:table-cell>
          <table:table-cell office:value-type="float" office:value="2019.18" table:style-name="ce5">
            <text:p>2019.18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COOPER READING</text:p>
          </table:table-cell>
          <table:table-cell office:value-type="float" office:value="3509.16" table:style-name="ce5">
            <text:p>3509.16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COTSWOLD VEHICLE RECOVERY</text:p>
          </table:table-cell>
          <table:table-cell office:value-type="float" office:value="19006.259999999998" table:style-name="ce5">
            <text:p>19006.26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19121.75" table:style-name="ce5">
            <text:p>19121.7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DURHAM CONSTABULARY</text:p>
          </table:table-cell>
          <table:table-cell office:value-type="float" office:value="6376.2" table:style-name="ce5">
            <text:p>6376.2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EDGAR BROTHERS</text:p>
          </table:table-cell>
          <table:table-cell office:value-type="float" office:value="1467" table:style-name="ce5">
            <text:p>1467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2818.14" table:style-name="ce5">
            <text:p>12818.14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ESSEX POLICE AUTHORITY</text:p>
          </table:table-cell>
          <table:table-cell office:value-type="float" office:value="6893.5" table:style-name="ce5">
            <text:p>6893.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8989.85" table:style-name="ce5">
            <text:p>28989.8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4771.6000000000004" table:style-name="ce5">
            <text:p>4771.6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17243.22" table:style-name="ce5">
            <text:p>17243.22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GROUPTYRE WHOLSALE LTD</text:p>
          </table:table-cell>
          <table:table-cell office:value-type="float" office:value="3493.65" table:style-name="ce5">
            <text:p>3493.6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HAMPSHIRE POLICE AUTHORITY</text:p>
          </table:table-cell>
          <table:table-cell office:value-type="float" office:value="4531.84" table:style-name="ce5">
            <text:p>4531.84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HEADLEY TYRES LTD</text:p>
          </table:table-cell>
          <table:table-cell office:value-type="float" office:value="1523.35" table:style-name="ce5">
            <text:p>1523.3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HEATH PRODUCTS LTD</text:p>
          </table:table-cell>
          <table:table-cell office:value-type="float" office:value="1523.35" table:style-name="ce5">
            <text:p>1523.3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IAN WEBB ENGINEERING LTD</text:p>
          </table:table-cell>
          <table:table-cell office:value-type="float" office:value="4226" table:style-name="ce5">
            <text:p>4226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INSIDE OUT DEVELOPMENTS LTD</text:p>
          </table:table-cell>
          <table:table-cell office:value-type="float" office:value="23240" table:style-name="ce5">
            <text:p>2324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LAMBERT SMITH HAMPTON</text:p>
          </table:table-cell>
          <table:table-cell office:value-type="float" office:value="4298" table:style-name="ce5">
            <text:p>4298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LOWE &amp; OLIVER LTD</text:p>
          </table:table-cell>
          <table:table-cell office:value-type="float" office:value="3213.59" table:style-name="ce5">
            <text:p>3213.59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MAINE INSTALLATIONS</text:p>
          </table:table-cell>
          <table:table-cell office:value-type="float" office:value="700" table:style-name="ce5">
            <text:p>70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914.69" table:style-name="ce5">
            <text:p>914.69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MARSHALL MOTOR GROUP- CAMBRIDGE</text:p>
          </table:table-cell>
          <table:table-cell office:value-type="float" office:value="972.17" table:style-name="ce5">
            <text:p>972.17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29889" table:style-name="ce5">
            <text:p>29889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MEHLER VARIO SYSTEM GMBH</text:p>
          </table:table-cell>
          <table:table-cell office:value-type="float" office:value="4575" table:style-name="ce5">
            <text:p>457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414.77" table:style-name="ce5">
            <text:p>1414.77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NISBETS</text:p>
          </table:table-cell>
          <table:table-cell office:value-type="float" office:value="1052.42" table:style-name="ce5">
            <text:p>1052.42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PELI PRODUCTS (UK) LTD</text:p>
          </table:table-cell>
          <table:table-cell office:value-type="float" office:value="896.64" table:style-name="ce5">
            <text:p>896.64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PMD MAGNETICS</text:p>
          </table:table-cell>
          <table:table-cell office:value-type="float" office:value="2318" table:style-name="ce5">
            <text:p>2318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PRESSFAB EVO LTD</text:p>
          </table:table-cell>
          <table:table-cell office:value-type="float" office:value="10281.92" table:style-name="ce5">
            <text:p>10281.92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QMP MANAGEMENT &amp; DESIGN</text:p>
          </table:table-cell>
          <table:table-cell office:value-type="float" office:value="520" table:style-name="ce5">
            <text:p>52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QMP MANAGEMENT &amp; DESIGN</text:p>
          </table:table-cell>
          <table:table-cell office:value-type="float" office:value="2080" table:style-name="ce5">
            <text:p>208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REED</text:p>
          </table:table-cell>
          <table:table-cell office:value-type="float" office:value="94496.33" table:style-name="ce5">
            <text:p>94496.33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ROYAL MAIL</text:p>
          </table:table-cell>
          <table:table-cell office:value-type="float" office:value="1971.98" table:style-name="ce5">
            <text:p>1971.98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RSG ENGINEERING LTD</text:p>
          </table:table-cell>
          <table:table-cell office:value-type="float" office:value="615" table:style-name="ce5">
            <text:p>61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S YAFFY LTD</text:p>
          </table:table-cell>
          <table:table-cell office:value-type="float" office:value="1800" table:style-name="ce5">
            <text:p>180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SPECIALIST CARS STEVENAGE</text:p>
          </table:table-cell>
          <table:table-cell office:value-type="float" office:value="1380.71" table:style-name="ce5">
            <text:p>1380.71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ST THOMAS CROSS GARAGE LTD</text:p>
          </table:table-cell>
          <table:table-cell office:value-type="float" office:value="551.41" table:style-name="ce5">
            <text:p>551.41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SUSSEX POLICE AUTHORITY</text:p>
          </table:table-cell>
          <table:table-cell office:value-type="float" office:value="2683.54" table:style-name="ce5">
            <text:p>2683.54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THE HOTLINE GROUP LTD</text:p>
          </table:table-cell>
          <table:table-cell office:value-type="float" office:value="570" table:style-name="ce5">
            <text:p>57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THE LEADERSHIP CHALLENGE LTD</text:p>
          </table:table-cell>
          <table:table-cell office:value-type="float" office:value="850" table:style-name="ce5">
            <text:p>85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THISTLE DESIGN ASSOCIATES LTD</text:p>
          </table:table-cell>
          <table:table-cell office:value-type="float" office:value="3450" table:style-name="ce5">
            <text:p>345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THISTLE DESIGN ASSOCIATES LTD</text:p>
          </table:table-cell>
          <table:table-cell office:value-type="float" office:value="1100" table:style-name="ce5">
            <text:p>1100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THRIFTY CAR RENTAL</text:p>
          </table:table-cell>
          <table:table-cell office:value-type="float" office:value="4786.2700000000004" table:style-name="ce5">
            <text:p>4786.27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TRL LTD</text:p>
          </table:table-cell>
          <table:table-cell office:value-type="float" office:value="4185" table:style-name="ce5">
            <text:p>418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VODAFONE LIMITED</text:p>
          </table:table-cell>
          <table:table-cell office:value-type="float" office:value="49174.62" table:style-name="ce5">
            <text:p>49174.62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WING HALL TRUST</text:p>
          </table:table-cell>
          <table:table-cell office:value-type="float" office:value="3125" table:style-name="ce5">
            <text:p>312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WOLSELEY CENTERS LTD</text:p>
          </table:table-cell>
          <table:table-cell office:value-type="float" office:value="1594.25" table:style-name="ce5">
            <text:p>1594.25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string" table:style-name="ce4">
            <text:p>WOODWAY ENGINEERING LTD</text:p>
          </table:table-cell>
          <table:table-cell office:value-type="float" office:value="2331.79" table:style-name="ce5">
            <text:p>2331.79</text:p>
          </table:table-cell>
          <table:table-cell office:value-type="float" office:value="3479" table:style-name="ce5">
            <text:p>347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ABINGDON LTD</text:p>
          </table:table-cell>
          <table:table-cell office:value-type="float" office:value="163607.39000000001" table:style-name="ce5">
            <text:p>163607.39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ADT FIRE &amp; SECURITY LTD</text:p>
          </table:table-cell>
          <table:table-cell office:value-type="float" office:value="627.99" table:style-name="ce5">
            <text:p>627.99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ADT FIRE AND SECURITY PLC</text:p>
          </table:table-cell>
          <table:table-cell office:value-type="float" office:value="3544.06" table:style-name="ce5">
            <text:p>3544.06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ANDREWS SYKES HIRE LTD</text:p>
          </table:table-cell>
          <table:table-cell office:value-type="float" office:value="682.37" table:style-name="ce5">
            <text:p>682.37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ARCO (WESSEX)</text:p>
          </table:table-cell>
          <table:table-cell office:value-type="float" office:value="738" table:style-name="ce5">
            <text:p>738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ARKTIS LTD</text:p>
          </table:table-cell>
          <table:table-cell office:value-type="float" office:value="6683.52" table:style-name="ce5">
            <text:p>6683.52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BENNETT SAFETYWEAR LTD</text:p>
          </table:table-cell>
          <table:table-cell office:value-type="float" office:value="2686.5" table:style-name="ce5">
            <text:p>2686.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BT CONFERENCING</text:p>
          </table:table-cell>
          <table:table-cell office:value-type="float" office:value="2033.53" table:style-name="ce5">
            <text:p>2033.53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CASTROL (UK) LTD</text:p>
          </table:table-cell>
          <table:table-cell office:value-type="float" office:value="527.4" table:style-name="ce5">
            <text:p>527.4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CHARLES FELLOWS SUPPLIES LTD</text:p>
          </table:table-cell>
          <table:table-cell office:value-type="float" office:value="525" table:style-name="ce5">
            <text:p>52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COOPER READING</text:p>
          </table:table-cell>
          <table:table-cell office:value-type="float" office:value="1438.11" table:style-name="ce5">
            <text:p>1438.11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146" table:style-name="ce5">
            <text:p>1146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DAVID HORN COMMUNICATIONS LTD</text:p>
          </table:table-cell>
          <table:table-cell office:value-type="float" office:value="1300" table:style-name="ce5">
            <text:p>1300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360" table:style-name="ce5">
            <text:p>2360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EDGAR BROTHERS</text:p>
          </table:table-cell>
          <table:table-cell office:value-type="float" office:value="580" table:style-name="ce5">
            <text:p>580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49440.82" table:style-name="ce5">
            <text:p>149440.82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566710.77" table:style-name="ce5">
            <text:p>566710.77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3973.36" table:style-name="ce5">
            <text:p>3973.36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849" table:style-name="ce5">
            <text:p>849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HAMPSHIRE POLICE AUTHORITY</text:p>
          </table:table-cell>
          <table:table-cell office:value-type="float" office:value="4500" table:style-name="ce5">
            <text:p>4500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HAMPSHIRE POLICE AUTHORITY</text:p>
          </table:table-cell>
          <table:table-cell office:value-type="float" office:value="1792.9" table:style-name="ce5">
            <text:p>1792.9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HAMPSHIRE POLICE AUTHORITY</text:p>
          </table:table-cell>
          <table:table-cell office:value-type="float" office:value="16304.15" table:style-name="ce5">
            <text:p>16304.1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HMRC SHIPLEY</text:p>
          </table:table-cell>
          <table:table-cell office:value-type="float" office:value="34744" table:style-name="ce5">
            <text:p>34744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ID MANAGEMENT SYSTEMS</text:p>
          </table:table-cell>
          <table:table-cell office:value-type="float" office:value="1200" table:style-name="ce5">
            <text:p>1200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KCOM GROUP PLC</text:p>
          </table:table-cell>
          <table:table-cell office:value-type="float" office:value="550.35" table:style-name="ce5">
            <text:p>550.3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LAMBERT SMITH HAMPTON</text:p>
          </table:table-cell>
          <table:table-cell office:value-type="float" office:value="1350" table:style-name="ce5">
            <text:p>1350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LEICESTERSHIRE POLICE AUTHORITY</text:p>
          </table:table-cell>
          <table:table-cell office:value-type="float" office:value="5094" table:style-name="ce5">
            <text:p>5094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204716.62" table:style-name="ce5">
            <text:p>204716.62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7059.63" table:style-name="ce5">
            <text:p>7059.63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NICK ROBINS LTD</text:p>
          </table:table-cell>
          <table:table-cell office:value-type="float" office:value="525" table:style-name="ce5">
            <text:p>52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ORCHID CELLMARK LTD</text:p>
          </table:table-cell>
          <table:table-cell office:value-type="float" office:value="19062.61" table:style-name="ce5">
            <text:p>19062.61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PMC POLYTHENE LTD</text:p>
          </table:table-cell>
          <table:table-cell office:value-type="float" office:value="1133.5899999999999" table:style-name="ce5">
            <text:p>1133.59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PMD MAGNETICS</text:p>
          </table:table-cell>
          <table:table-cell office:value-type="float" office:value="1708" table:style-name="ce5">
            <text:p>1708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PRESSFAB EVO LTD</text:p>
          </table:table-cell>
          <table:table-cell office:value-type="float" office:value="15422.88" table:style-name="ce5">
            <text:p>15422.88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S P SERVICES</text:p>
          </table:table-cell>
          <table:table-cell office:value-type="float" office:value="2198" table:style-name="ce5">
            <text:p>2198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SEPURA LIMITED</text:p>
          </table:table-cell>
          <table:table-cell office:value-type="float" office:value="705" table:style-name="ce5">
            <text:p>70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SETON LTD</text:p>
          </table:table-cell>
          <table:table-cell office:value-type="float" office:value="1619.8" table:style-name="ce5">
            <text:p>1619.8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247665.26" table:style-name="ce5">
            <text:p>247665.26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SUSSEX POLICE AUTHORITY</text:p>
          </table:table-cell>
          <table:table-cell office:value-type="float" office:value="2124.9899999999998" table:style-name="ce5">
            <text:p>2124.99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SYTNER HIGH WYCOMBE</text:p>
          </table:table-cell>
          <table:table-cell office:value-type="float" office:value="2423.75" table:style-name="ce5">
            <text:p>2423.7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TOTAL PEST CONTROL</text:p>
          </table:table-cell>
          <table:table-cell office:value-type="float" office:value="1612" table:style-name="ce5">
            <text:p>1612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VOLVO CAR UK LTD</text:p>
          </table:table-cell>
          <table:table-cell office:value-type="float" office:value="227683.34" table:style-name="ce5">
            <text:p>227683.34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WA PRODUCTS (UK) LTD</text:p>
          </table:table-cell>
          <table:table-cell office:value-type="float" office:value="6250.15" table:style-name="ce5">
            <text:p>6250.1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WAREHOUSE EXPRESS LTD</text:p>
          </table:table-cell>
          <table:table-cell office:value-type="float" office:value="710.5" table:style-name="ce5">
            <text:p>710.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07T00:00:00" table:style-name="ce3">
            <text:p>07/07/2020</text:p>
          </table:table-cell>
          <table:table-cell office:value-type="string" table:style-name="ce4">
            <text:p>WEIGHTMANS</text:p>
          </table:table-cell>
          <table:table-cell office:value-type="float" office:value="2383.5" table:style-name="ce5">
            <text:p>2383.5</text:p>
          </table:table-cell>
          <table:table-cell office:value-type="float" office:value="3480" table:style-name="ce5">
            <text:p>348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3663</text:p>
          </table:table-cell>
          <table:table-cell office:value-type="float" office:value="736.6" table:style-name="ce5">
            <text:p>736.6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ADT FIRE AND SECURITY PLC</text:p>
          </table:table-cell>
          <table:table-cell office:value-type="float" office:value="1613.17" table:style-name="ce5">
            <text:p>1613.17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ALBERON LTD</text:p>
          </table:table-cell>
          <table:table-cell office:value-type="float" office:value="519.75" table:style-name="ce5">
            <text:p>519.7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AML CONSULTANTS LTD</text:p>
          </table:table-cell>
          <table:table-cell office:value-type="float" office:value="3250" table:style-name="ce5">
            <text:p>325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ASPEN INTERNATIONAL LTD</text:p>
          </table:table-cell>
          <table:table-cell office:value-type="float" office:value="1909.1" table:style-name="ce5">
            <text:p>1909.1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ARKER AND EVANS</text:p>
          </table:table-cell>
          <table:table-cell office:value-type="float" office:value="1162" table:style-name="ce5">
            <text:p>1162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ARKER AND EVANS</text:p>
          </table:table-cell>
          <table:table-cell office:value-type="float" office:value="2149" table:style-name="ce5">
            <text:p>2149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EST EVIDENCE TECHNOLOGY LTD</text:p>
          </table:table-cell>
          <table:table-cell office:value-type="float" office:value="2100" table:style-name="ce5">
            <text:p>210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IKE TYRESTORE</text:p>
          </table:table-cell>
          <table:table-cell office:value-type="float" office:value="662.13" table:style-name="ce5">
            <text:p>662.13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MW (GB) LTD</text:p>
          </table:table-cell>
          <table:table-cell office:value-type="float" office:value="1813.02" table:style-name="ce5">
            <text:p>1813.02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MW (GB) LTD</text:p>
          </table:table-cell>
          <table:table-cell office:value-type="float" office:value="867.02" table:style-name="ce5">
            <text:p>867.02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OC LTD</text:p>
          </table:table-cell>
          <table:table-cell office:value-type="float" office:value="992" table:style-name="ce5">
            <text:p>992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RITISH TELECOM</text:p>
          </table:table-cell>
          <table:table-cell office:value-type="float" office:value="36207.68" table:style-name="ce5">
            <text:p>36207.68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2529.0500000000002" table:style-name="ce5">
            <text:p>2529.0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BUDDI LTD</text:p>
          </table:table-cell>
          <table:table-cell office:value-type="float" office:value="4066" table:style-name="ce5">
            <text:p>4066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CAMBRIAN TYRES LTD</text:p>
          </table:table-cell>
          <table:table-cell office:value-type="float" office:value="624.65" table:style-name="ce5">
            <text:p>624.6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CASTROL (UK) LTD</text:p>
          </table:table-cell>
          <table:table-cell office:value-type="float" office:value="840.32" table:style-name="ce5">
            <text:p>840.32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CB RICHARD ELLIS</text:p>
          </table:table-cell>
          <table:table-cell office:value-type="float" office:value="7492.72" table:style-name="ce5">
            <text:p>7492.72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COMPUTACENTER (UK) LTD</text:p>
          </table:table-cell>
          <table:table-cell office:value-type="float" office:value="5682.5" table:style-name="ce5">
            <text:p>5682.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2792" table:style-name="ce5">
            <text:p>2792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3332.49" table:style-name="ce5">
            <text:p>3332.49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EDGAR BROTHERS</text:p>
          </table:table-cell>
          <table:table-cell office:value-type="float" office:value="1149" table:style-name="ce5">
            <text:p>1149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3281.77" table:style-name="ce5">
            <text:p>3281.77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EXPERIAN LTD</text:p>
          </table:table-cell>
          <table:table-cell office:value-type="float" office:value="12422.06" table:style-name="ce5">
            <text:p>12422.06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5407.65" table:style-name="ce5">
            <text:p>15407.6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GOODYEAR DUNLOP UK</text:p>
          </table:table-cell>
          <table:table-cell office:value-type="float" office:value="40271.35" table:style-name="ce5">
            <text:p>40271.3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9061.25" table:style-name="ce5">
            <text:p>9061.2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684" table:style-name="ce5">
            <text:p>684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GROUPTYRE WHOLSALE LTD</text:p>
          </table:table-cell>
          <table:table-cell office:value-type="float" office:value="3547.9" table:style-name="ce5">
            <text:p>3547.9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605" table:style-name="ce5">
            <text:p>60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HAMPSHIRE POLICE AUTHORITY</text:p>
          </table:table-cell>
          <table:table-cell office:value-type="float" office:value="101735.8" table:style-name="ce5">
            <text:p>101735.8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IAN WEBB ENGINEERING LTD</text:p>
          </table:table-cell>
          <table:table-cell office:value-type="float" office:value="21476.81" table:style-name="ce5">
            <text:p>21476.81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ICETRAK LTD</text:p>
          </table:table-cell>
          <table:table-cell office:value-type="float" office:value="784.7" table:style-name="ce5">
            <text:p>784.7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ID MANAGEMENT SYSTEMS</text:p>
          </table:table-cell>
          <table:table-cell office:value-type="float" office:value="11980" table:style-name="ce5">
            <text:p>1198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1441.08" table:style-name="ce5">
            <text:p>1441.08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LOWE &amp; OLIVER LTD</text:p>
          </table:table-cell>
          <table:table-cell office:value-type="float" office:value="14488.25" table:style-name="ce5">
            <text:p>14488.2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MICHELDEVER TYRE &amp; AUTO SERVICES</text:p>
          </table:table-cell>
          <table:table-cell office:value-type="float" office:value="523.84" table:style-name="ce5">
            <text:p>523.84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MINISTRY OF DEFENCE</text:p>
          </table:table-cell>
          <table:table-cell office:value-type="float" office:value="2662.72" table:style-name="ce5">
            <text:p>2662.72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54773.42" table:style-name="ce5">
            <text:p>54773.42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OPEN STUDY COLLEGE LTD</text:p>
          </table:table-cell>
          <table:table-cell office:value-type="float" office:value="733.33" table:style-name="ce5">
            <text:p>733.33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PMD MAGNETICS</text:p>
          </table:table-cell>
          <table:table-cell office:value-type="float" office:value="610" table:style-name="ce5">
            <text:p>61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PRESSFAB EVO LTD</text:p>
          </table:table-cell>
          <table:table-cell office:value-type="float" office:value="15637.99" table:style-name="ce5">
            <text:p>15637.99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QMP MANAGEMENT &amp; DESIGN</text:p>
          </table:table-cell>
          <table:table-cell office:value-type="float" office:value="1560" table:style-name="ce5">
            <text:p>156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REED</text:p>
          </table:table-cell>
          <table:table-cell office:value-type="float" office:value="187878.46" table:style-name="ce5">
            <text:p>187878.46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2785" table:style-name="ce5">
            <text:p>278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RIDGWAY ENGINEERING LTD</text:p>
          </table:table-cell>
          <table:table-cell office:value-type="float" office:value="2050" table:style-name="ce5">
            <text:p>205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ROBERT M DONALDSON</text:p>
          </table:table-cell>
          <table:table-cell office:value-type="float" office:value="132859" table:style-name="ce5">
            <text:p>132859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RPS GROUP PLC</text:p>
          </table:table-cell>
          <table:table-cell office:value-type="float" office:value="3310" table:style-name="ce5">
            <text:p>331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RSG ENGINEERING LTD</text:p>
          </table:table-cell>
          <table:table-cell office:value-type="float" office:value="1682.76" table:style-name="ce5">
            <text:p>1682.76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SCOTTISH POWER</text:p>
          </table:table-cell>
          <table:table-cell office:value-type="float" office:value="1997.25" table:style-name="ce5">
            <text:p>1997.2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SMS DIESEL SERVICES</text:p>
          </table:table-cell>
          <table:table-cell office:value-type="float" office:value="2410.4" table:style-name="ce5">
            <text:p>2410.4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SMS ENVIRONMENTAL LTD</text:p>
          </table:table-cell>
          <table:table-cell office:value-type="float" office:value="1498.25" table:style-name="ce5">
            <text:p>1498.2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SOUTHERN ELECTRIC</text:p>
          </table:table-cell>
          <table:table-cell office:value-type="float" office:value="1460.75" table:style-name="ce5">
            <text:p>1460.75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SPECIALIST CARS STEVENAGE</text:p>
          </table:table-cell>
          <table:table-cell office:value-type="float" office:value="4625.43" table:style-name="ce5">
            <text:p>4625.43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SUSSEX POLICE AUTHORITY</text:p>
          </table:table-cell>
          <table:table-cell office:value-type="float" office:value="14298.51" table:style-name="ce5">
            <text:p>14298.51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TACTICAL SAFETY RESPONSES LIMITED</text:p>
          </table:table-cell>
          <table:table-cell office:value-type="float" office:value="243000" table:style-name="ce5">
            <text:p>24300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THE GREAT TEW ESTATE</text:p>
          </table:table-cell>
          <table:table-cell office:value-type="float" office:value="8250" table:style-name="ce5">
            <text:p>825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76098.990000000005" table:style-name="ce5">
            <text:p>76098.99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VOLVO CAR UK LTD</text:p>
          </table:table-cell>
          <table:table-cell office:value-type="float" office:value="17770.830000000002" table:style-name="ce5">
            <text:p>17770.83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WA PRODUCTS (UK) LTD</text:p>
          </table:table-cell>
          <table:table-cell office:value-type="float" office:value="600000" table:style-name="ce5">
            <text:p>600000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14T00:00:00" table:style-name="ce3">
            <text:p>14/07/2020</text:p>
          </table:table-cell>
          <table:table-cell office:value-type="string" table:style-name="ce4">
            <text:p>WOLSELEY CENTERS LTD</text:p>
          </table:table-cell>
          <table:table-cell office:value-type="float" office:value="2008.77" table:style-name="ce5">
            <text:p>2008.77</text:p>
          </table:table-cell>
          <table:table-cell office:value-type="float" office:value="3481" table:style-name="ce5">
            <text:p>348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ABINGDON LTD</text:p>
          </table:table-cell>
          <table:table-cell office:value-type="float" office:value="155032.9" table:style-name="ce5">
            <text:p>155032.9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ADT FIRE &amp; SECURITY LTD</text:p>
          </table:table-cell>
          <table:table-cell office:value-type="float" office:value="718.67" table:style-name="ce5">
            <text:p>718.67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ADT FIRE AND SECURITY PLC</text:p>
          </table:table-cell>
          <table:table-cell office:value-type="float" office:value="52417.25" table:style-name="ce5">
            <text:p>52417.2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ARCO (WESSEX)</text:p>
          </table:table-cell>
          <table:table-cell office:value-type="float" office:value="3537.5" table:style-name="ce5">
            <text:p>3537.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ARKTIS LTD</text:p>
          </table:table-cell>
          <table:table-cell office:value-type="float" office:value="679.68" table:style-name="ce5">
            <text:p>679.6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AVI LTD</text:p>
          </table:table-cell>
          <table:table-cell office:value-type="float" office:value="4238" table:style-name="ce5">
            <text:p>423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AXESS INTERNATIONAL LTD</text:p>
          </table:table-cell>
          <table:table-cell office:value-type="float" office:value="3698.9" table:style-name="ce5">
            <text:p>3698.9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B A TEXTILES LTD</text:p>
          </table:table-cell>
          <table:table-cell office:value-type="float" office:value="650" table:style-name="ce5">
            <text:p>65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BARKER AND EVANS</text:p>
          </table:table-cell>
          <table:table-cell office:value-type="float" office:value="5799" table:style-name="ce5">
            <text:p>5799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BARTON COMMUNITY ASSOCIATION</text:p>
          </table:table-cell>
          <table:table-cell office:value-type="float" office:value="887.5" table:style-name="ce5">
            <text:p>887.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BERKSHIRE PARTS AND PANELS LTD</text:p>
          </table:table-cell>
          <table:table-cell office:value-type="float" office:value="1707" table:style-name="ce5">
            <text:p>1707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B-PLAN INFORMATION SYSTEMS LIMITED</text:p>
          </table:table-cell>
          <table:table-cell office:value-type="float" office:value="25815.71" table:style-name="ce5">
            <text:p>25815.71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BRITISH GAS TRADING LTD</text:p>
          </table:table-cell>
          <table:table-cell office:value-type="float" office:value="19872.05" table:style-name="ce5">
            <text:p>19872.0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381.24" table:style-name="ce5">
            <text:p>1381.2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BT IGNITE SOLUTIONS</text:p>
          </table:table-cell>
          <table:table-cell office:value-type="float" office:value="570197.66" table:style-name="ce5">
            <text:p>570197.66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BUDDI LTD</text:p>
          </table:table-cell>
          <table:table-cell office:value-type="float" office:value="850" table:style-name="ce5">
            <text:p>85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C T WALTERS (ELECTRICAL) LTD</text:p>
          </table:table-cell>
          <table:table-cell office:value-type="float" office:value="5395" table:style-name="ce5">
            <text:p>539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COMPUTACENTER (UK) LTD</text:p>
          </table:table-cell>
          <table:table-cell office:value-type="float" office:value="16045.88" table:style-name="ce5">
            <text:p>16045.8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COOPER READING</text:p>
          </table:table-cell>
          <table:table-cell office:value-type="float" office:value="2553.7399999999998" table:style-name="ce5">
            <text:p>2553.7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CORONA ENERGY RETAIL 4 A/C</text:p>
          </table:table-cell>
          <table:table-cell office:value-type="float" office:value="15222.87" table:style-name="ce5">
            <text:p>15222.87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120" table:style-name="ce5">
            <text:p>112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44625.440000000002" table:style-name="ce5">
            <text:p>44625.4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EDF ENERGY</text:p>
          </table:table-cell>
          <table:table-cell office:value-type="float" office:value="136239.60999999999" table:style-name="ce5">
            <text:p>136239.61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ESSEX POLICE AUTHORITY</text:p>
          </table:table-cell>
          <table:table-cell office:value-type="float" office:value="7246.1" table:style-name="ce5">
            <text:p>7246.1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49564.98" table:style-name="ce5">
            <text:p>49564.9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G4S CASH SOLUTIONS UK LTD</text:p>
          </table:table-cell>
          <table:table-cell office:value-type="float" office:value="650.20000000000005" table:style-name="ce5">
            <text:p>650.2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GOODYEAR DUNLOP UK</text:p>
          </table:table-cell>
          <table:table-cell office:value-type="float" office:value="5475.94" table:style-name="ce5">
            <text:p>5475.9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580" table:style-name="ce5">
            <text:p>58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GROUPTYRE WHOLSALE LTD</text:p>
          </table:table-cell>
          <table:table-cell office:value-type="float" office:value="591.79999999999995" table:style-name="ce5">
            <text:p>591.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HAMPSHIRE POLICE AUTHORITY</text:p>
          </table:table-cell>
          <table:table-cell office:value-type="float" office:value="14912.77" table:style-name="ce5">
            <text:p>14912.77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HAMPSHIRE POLICE AUTHORITY</text:p>
          </table:table-cell>
          <table:table-cell office:value-type="float" office:value="10069" table:style-name="ce5">
            <text:p>10069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INSIDE OUT DEVELOPMENTS LTD</text:p>
          </table:table-cell>
          <table:table-cell office:value-type="float" office:value="1929.5" table:style-name="ce5">
            <text:p>1929.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JLD DRIVER TRAINING LTD</text:p>
          </table:table-cell>
          <table:table-cell office:value-type="float" office:value="1050" table:style-name="ce5">
            <text:p>105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2990.66" table:style-name="ce5">
            <text:p>2990.66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KENT POLICE</text:p>
          </table:table-cell>
          <table:table-cell office:value-type="float" office:value="44804.04" table:style-name="ce5">
            <text:p>44804.0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LAERDAL MEDICAL LTD</text:p>
          </table:table-cell>
          <table:table-cell office:value-type="float" office:value="5977.11" table:style-name="ce5">
            <text:p>5977.11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LOWE &amp; OLIVER LTD</text:p>
          </table:table-cell>
          <table:table-cell office:value-type="float" office:value="14548.3" table:style-name="ce5">
            <text:p>14548.3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0433.870000000001" table:style-name="ce5">
            <text:p>10433.87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254214.1" table:style-name="ce5">
            <text:p>254214.1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16350" table:style-name="ce5">
            <text:p>1635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MENTOR TRAINING LIMITED</text:p>
          </table:table-cell>
          <table:table-cell office:value-type="float" office:value="588" table:style-name="ce5">
            <text:p>58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MICROSOFT LTD</text:p>
          </table:table-cell>
          <table:table-cell office:value-type="float" office:value="22282.57" table:style-name="ce5">
            <text:p>22282.57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MILTON KEYNES SURVEYS LTD</text:p>
          </table:table-cell>
          <table:table-cell office:value-type="float" office:value="3898" table:style-name="ce5">
            <text:p>389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514.38" table:style-name="ce5">
            <text:p>514.3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MWS MEDIA</text:p>
          </table:table-cell>
          <table:table-cell office:value-type="float" office:value="3280" table:style-name="ce5">
            <text:p>328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NORTH OXFORD GARAGE LTD</text:p>
          </table:table-cell>
          <table:table-cell office:value-type="float" office:value="502.93" table:style-name="ce5">
            <text:p>502.93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NORTON WAY MAZDA</text:p>
          </table:table-cell>
          <table:table-cell office:value-type="float" office:value="22382.19" table:style-name="ce5">
            <text:p>22382.19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ORCHID CELLMARK LTD</text:p>
          </table:table-cell>
          <table:table-cell office:value-type="float" office:value="82061.16" table:style-name="ce5">
            <text:p>82061.16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P A TURNEY LTD</text:p>
          </table:table-cell>
          <table:table-cell office:value-type="float" office:value="1663.74" table:style-name="ce5">
            <text:p>1663.7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PAYPOINT NETWORK LTD</text:p>
          </table:table-cell>
          <table:table-cell office:value-type="float" office:value="875" table:style-name="ce5">
            <text:p>87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PETER JONES (ILG) LTD</text:p>
          </table:table-cell>
          <table:table-cell office:value-type="float" office:value="1890" table:style-name="ce5">
            <text:p>189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PMC POLYTHENE LTD</text:p>
          </table:table-cell>
          <table:table-cell office:value-type="float" office:value="1006.8" table:style-name="ce5">
            <text:p>1006.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PMD MAGNETICS</text:p>
          </table:table-cell>
          <table:table-cell office:value-type="float" office:value="610" table:style-name="ce5">
            <text:p>61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PRO-TECT SAFETY SIGNS</text:p>
          </table:table-cell>
          <table:table-cell office:value-type="float" office:value="594.5" table:style-name="ce5">
            <text:p>594.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REED</text:p>
          </table:table-cell>
          <table:table-cell office:value-type="float" office:value="86228.45" table:style-name="ce5">
            <text:p>86228.4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REYNOLDS BLINDS</text:p>
          </table:table-cell>
          <table:table-cell office:value-type="float" office:value="505" table:style-name="ce5">
            <text:p>50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RIDES ON AIR</text:p>
          </table:table-cell>
          <table:table-cell office:value-type="float" office:value="773.24" table:style-name="ce5">
            <text:p>773.2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4251" table:style-name="ce5">
            <text:p>4251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ROYAL MAIL</text:p>
          </table:table-cell>
          <table:table-cell office:value-type="float" office:value="3901.42" table:style-name="ce5">
            <text:p>3901.42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SAFETY KLEEN UK LTD</text:p>
          </table:table-cell>
          <table:table-cell office:value-type="float" office:value="628.61" table:style-name="ce5">
            <text:p>628.61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SLOUGH BOROUGH COUNCIL</text:p>
          </table:table-cell>
          <table:table-cell office:value-type="float" office:value="2300" table:style-name="ce5">
            <text:p>230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SPECIALIST CARS STEVENAGE</text:p>
          </table:table-cell>
          <table:table-cell office:value-type="float" office:value="2649.4" table:style-name="ce5">
            <text:p>2649.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501060" table:style-name="ce5">
            <text:p>50106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SUSSEX POLICE AUTHORITY</text:p>
          </table:table-cell>
          <table:table-cell office:value-type="float" office:value="42511.92" table:style-name="ce5">
            <text:p>42511.92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SUSSEX POLICE AUTHORITY</text:p>
          </table:table-cell>
          <table:table-cell office:value-type="float" office:value="609.98" table:style-name="ce5">
            <text:p>609.9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15510" table:style-name="ce5">
            <text:p>1551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TOTAL PEST CONTROL</text:p>
          </table:table-cell>
          <table:table-cell office:value-type="float" office:value="884" table:style-name="ce5">
            <text:p>88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TOYE KENNING &amp; SPENCER LTD</text:p>
          </table:table-cell>
          <table:table-cell office:value-type="float" office:value="1500" table:style-name="ce5">
            <text:p>150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TOYOTA (GB) PLC</text:p>
          </table:table-cell>
          <table:table-cell office:value-type="float" office:value="522454.35" table:style-name="ce5">
            <text:p>522454.3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TVP CO-OP PURCHASE CARD A/C</text:p>
          </table:table-cell>
          <table:table-cell office:value-type="float" office:value="5100" table:style-name="ce5">
            <text:p>5100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TVP CO-OP PURCHASE CARD A/C</text:p>
          </table:table-cell>
          <table:table-cell office:value-type="float" office:value="8389.52" table:style-name="ce5">
            <text:p>8389.52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TVP CO-OP PURCHASE CARD A/C</text:p>
          </table:table-cell>
          <table:table-cell office:value-type="float" office:value="87389.5" table:style-name="ce5">
            <text:p>87389.5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TVP CO-OP PURCHASE CARD A/C</text:p>
          </table:table-cell>
          <table:table-cell office:value-type="float" office:value="3342.54" table:style-name="ce5">
            <text:p>3342.54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WA PRODUCTS (UK) LTD</text:p>
          </table:table-cell>
          <table:table-cell office:value-type="float" office:value="1742.6" table:style-name="ce5">
            <text:p>1742.6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WASHTEC (UK) LIMITED</text:p>
          </table:table-cell>
          <table:table-cell office:value-type="float" office:value="1446.78" table:style-name="ce5">
            <text:p>1446.78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table:style-name="ce4">
            <text:p>WEST WAY BASINGSTOKE</text:p>
          </table:table-cell>
          <table:table-cell office:value-type="float" office:value="1790.26" table:style-name="ce5">
            <text:p>1790.26</text:p>
          </table:table-cell>
          <table:table-cell office:value-type="float" office:value="3482" table:style-name="ce5">
            <text:p>348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A 1 GEARBOXES</text:p>
          </table:table-cell>
          <table:table-cell office:value-type="float" office:value="775" table:style-name="ce5">
            <text:p>77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ADAM EQUIPMENT CO LTD</text:p>
          </table:table-cell>
          <table:table-cell office:value-type="float" office:value="1185" table:style-name="ce5">
            <text:p>118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BARKER AND EVANS</text:p>
          </table:table-cell>
          <table:table-cell office:value-type="float" office:value="5424" table:style-name="ce5">
            <text:p>5424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BMW (GB) LTD</text:p>
          </table:table-cell>
          <table:table-cell office:value-type="float" office:value="1253.08" table:style-name="ce5">
            <text:p>1253.08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BRITISH TELECOM</text:p>
          </table:table-cell>
          <table:table-cell office:value-type="float" office:value="4779.22" table:style-name="ce5">
            <text:p>4779.2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BT CONFERENCING</text:p>
          </table:table-cell>
          <table:table-cell office:value-type="float" office:value="1411.31" table:style-name="ce5">
            <text:p>1411.31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BUCKS COUNTY COUNCIL</text:p>
          </table:table-cell>
          <table:table-cell office:value-type="float" office:value="2130.12" table:style-name="ce5">
            <text:p>2130.1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CANON BUSINESS SERVICE (UK) LIMITED</text:p>
          </table:table-cell>
          <table:table-cell office:value-type="float" office:value="2645.42" table:style-name="ce5">
            <text:p>2645.4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CASTROL (UK) LTD</text:p>
          </table:table-cell>
          <table:table-cell office:value-type="float" office:value="574.08000000000004" table:style-name="ce5">
            <text:p>574.08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CEDAR COURT COWLEY MANAGEMENT CO</text:p>
          </table:table-cell>
          <table:table-cell office:value-type="float" office:value="7827" table:style-name="ce5">
            <text:p>7827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COMPUTACENTER (UK) LTD</text:p>
          </table:table-cell>
          <table:table-cell office:value-type="float" office:value="26757.7" table:style-name="ce5">
            <text:p>26757.7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COOPER READING</text:p>
          </table:table-cell>
          <table:table-cell office:value-type="float" office:value="1235.42" table:style-name="ce5">
            <text:p>1235.4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CORONA ENERGY RETAIL 4 A/C</text:p>
          </table:table-cell>
          <table:table-cell office:value-type="float" office:value="3152.96" table:style-name="ce5">
            <text:p>3152.96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CPOSA</text:p>
          </table:table-cell>
          <table:table-cell office:value-type="float" office:value="3635" table:style-name="ce5">
            <text:p>363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9250" table:style-name="ce5">
            <text:p>9250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7345.85" table:style-name="ce5">
            <text:p>7345.8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EDEN VAUXHALL READING</text:p>
          </table:table-cell>
          <table:table-cell office:value-type="float" office:value="582.99" table:style-name="ce5">
            <text:p>582.99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ENDURA LTD</text:p>
          </table:table-cell>
          <table:table-cell office:value-type="float" office:value="667.5" table:style-name="ce5">
            <text:p>667.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546.71" table:style-name="ce5">
            <text:p>546.71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EQUIFAX EUROPE UK LTD</text:p>
          </table:table-cell>
          <table:table-cell office:value-type="float" office:value="1736.49" table:style-name="ce5">
            <text:p>1736.49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ESSEX POLICE AUTHORITY</text:p>
          </table:table-cell>
          <table:table-cell office:value-type="float" office:value="7407.45" table:style-name="ce5">
            <text:p>7407.4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F J LANE &amp; SON LTD</text:p>
          </table:table-cell>
          <table:table-cell office:value-type="float" office:value="4480" table:style-name="ce5">
            <text:p>4480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FISHER SCIENTIFIC UK LTD</text:p>
          </table:table-cell>
          <table:table-cell office:value-type="float" office:value="1278.77" table:style-name="ce5">
            <text:p>1278.77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FOX FEEDS LIMITED</text:p>
          </table:table-cell>
          <table:table-cell office:value-type="float" office:value="1127.28" table:style-name="ce5">
            <text:p>1127.28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43174.85" table:style-name="ce5">
            <text:p>43174.8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GOVERNMENT ACTUARY'S DEPARTMENT</text:p>
          </table:table-cell>
          <table:table-cell office:value-type="float" office:value="7000" table:style-name="ce5">
            <text:p>7000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GRG PUBLIC RESOURCES LTD</text:p>
          </table:table-cell>
          <table:table-cell office:value-type="float" office:value="2671" table:style-name="ce5">
            <text:p>2671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GROUPTYRE WHOLSALE LTD</text:p>
          </table:table-cell>
          <table:table-cell office:value-type="float" office:value="2900.7" table:style-name="ce5">
            <text:p>2900.7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533" table:style-name="ce5">
            <text:p>533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44182.85" table:style-name="ce5">
            <text:p>44182.8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HEADINGTON CARRIERS LIMITED</text:p>
          </table:table-cell>
          <table:table-cell office:value-type="float" office:value="3000" table:style-name="ce5">
            <text:p>3000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HEADLEY TYRES LTD</text:p>
          </table:table-cell>
          <table:table-cell office:value-type="float" office:value="1149.5" table:style-name="ce5">
            <text:p>1149.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INSIDE OUT DEVELOPMENTS LTD</text:p>
          </table:table-cell>
          <table:table-cell office:value-type="float" office:value="45937" table:style-name="ce5">
            <text:p>45937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550.39" table:style-name="ce5">
            <text:p>550.39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KAWASAKI MOTORS UK</text:p>
          </table:table-cell>
          <table:table-cell office:value-type="float" office:value="11086.58" table:style-name="ce5">
            <text:p>11086.58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KCOM GROUP PLC</text:p>
          </table:table-cell>
          <table:table-cell office:value-type="float" office:value="573.69000000000005" table:style-name="ce5">
            <text:p>573.69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LAERDAL MEDICAL LTD</text:p>
          </table:table-cell>
          <table:table-cell office:value-type="float" office:value="797.02" table:style-name="ce5">
            <text:p>797.0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LAMBERT SMITH HAMPTON</text:p>
          </table:table-cell>
          <table:table-cell office:value-type="float" office:value="5000" table:style-name="ce5">
            <text:p>5000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LOWE &amp; OLIVER LTD</text:p>
          </table:table-cell>
          <table:table-cell office:value-type="float" office:value="19816.52" table:style-name="ce5">
            <text:p>19816.5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3513.17" table:style-name="ce5">
            <text:p>3513.17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MEHLER VARIO SYSTEM GMBH</text:p>
          </table:table-cell>
          <table:table-cell office:value-type="float" office:value="4213.3" table:style-name="ce5">
            <text:p>4213.3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MICROSOFT LTD</text:p>
          </table:table-cell>
          <table:table-cell office:value-type="float" office:value="400000" table:style-name="ce5">
            <text:p>400000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0383.22" table:style-name="ce5">
            <text:p>20383.2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NIGHTSEARCHER LIMITED</text:p>
          </table:table-cell>
          <table:table-cell office:value-type="float" office:value="1486.14" table:style-name="ce5">
            <text:p>1486.14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ORCHID CELLMARK LTD</text:p>
          </table:table-cell>
          <table:table-cell office:value-type="float" office:value="14220.5" table:style-name="ce5">
            <text:p>14220.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OSMOND GROUP LTD</text:p>
          </table:table-cell>
          <table:table-cell office:value-type="float" office:value="833" table:style-name="ce5">
            <text:p>833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PVL UK LTD</text:p>
          </table:table-cell>
          <table:table-cell office:value-type="float" office:value="719.5" table:style-name="ce5">
            <text:p>719.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REED</text:p>
          </table:table-cell>
          <table:table-cell office:value-type="float" office:value="202036.4" table:style-name="ce5">
            <text:p>202036.4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17004" table:style-name="ce5">
            <text:p>17004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ROBERT M DONALDSON</text:p>
          </table:table-cell>
          <table:table-cell office:value-type="float" office:value="1284" table:style-name="ce5">
            <text:p>1284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SAFESITE LTD</text:p>
          </table:table-cell>
          <table:table-cell office:value-type="float" office:value="6007" table:style-name="ce5">
            <text:p>6007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SOUTHAM TYRES</text:p>
          </table:table-cell>
          <table:table-cell office:value-type="float" office:value="651.72" table:style-name="ce5">
            <text:p>651.7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SPECIALIST CARS STEVENAGE</text:p>
          </table:table-cell>
          <table:table-cell office:value-type="float" office:value="3608.13" table:style-name="ce5">
            <text:p>3608.13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SPS FLEETCARE SUPPORT PRODUCTS</text:p>
          </table:table-cell>
          <table:table-cell office:value-type="float" office:value="675" table:style-name="ce5">
            <text:p>67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SURREY POLICE AUTHORITY</text:p>
          </table:table-cell>
          <table:table-cell office:value-type="float" office:value="68485.72" table:style-name="ce5">
            <text:p>68485.7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SUSSEX POLICE AUTHORITY</text:p>
          </table:table-cell>
          <table:table-cell office:value-type="float" office:value="16752" table:style-name="ce5">
            <text:p>16752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SUSSEX POLICE AUTHORITY</text:p>
          </table:table-cell>
          <table:table-cell office:value-type="float" office:value="80836.06" table:style-name="ce5">
            <text:p>80836.06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SUSSEX POLICE AUTHORITY</text:p>
          </table:table-cell>
          <table:table-cell office:value-type="float" office:value="615.73" table:style-name="ce5">
            <text:p>615.73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TCH (UK) LIMITED</text:p>
          </table:table-cell>
          <table:table-cell office:value-type="float" office:value="3670" table:style-name="ce5">
            <text:p>3670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2426" table:style-name="ce5">
            <text:p>2426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THE AUTOMOBILE ASSOCIATION</text:p>
          </table:table-cell>
          <table:table-cell office:value-type="float" office:value="2519.08" table:style-name="ce5">
            <text:p>2519.08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THE INVESTIGATOR</text:p>
          </table:table-cell>
          <table:table-cell office:value-type="float" office:value="899.97" table:style-name="ce5">
            <text:p>899.97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TVP CO-OP PURCHASE CARD A/C</text:p>
          </table:table-cell>
          <table:table-cell office:value-type="float" office:value="44118.86" table:style-name="ce5">
            <text:p>44118.86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TVP CO-OP PURCHASE CARD A/C</text:p>
          </table:table-cell>
          <table:table-cell office:value-type="float" office:value="1272.4000000000001" table:style-name="ce5">
            <text:p>1272.4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VOLVO CAR UK LTD</text:p>
          </table:table-cell>
          <table:table-cell office:value-type="float" office:value="20787.5" table:style-name="ce5">
            <text:p>20787.5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7-28T00:00:00" table:style-name="ce3">
            <text:p>28/07/2020</text:p>
          </table:table-cell>
          <table:table-cell office:value-type="string" table:style-name="ce4">
            <text:p>WA PRODUCTS (UK) LTD</text:p>
          </table:table-cell>
          <table:table-cell office:value-type="float" office:value="5171.6000000000004" table:style-name="ce5">
            <text:p>5171.6</text:p>
          </table:table-cell>
          <table:table-cell office:value-type="float" office:value="3483" table:style-name="ce5">
            <text:p>348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number-rows-repeated="1048265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31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urdock Pamela</meta:initial-creator>
    <dc:creator>Roberts, Charlotte (C7904)</dc:creator>
    <meta:creation-date>2020-08-18T07:44:36Z</meta:creation-date>
    <dc:date>2020-09-16T10:42:35Z</dc:date>
    <meta:print-date>2020-09-16T10:42:03Z</meta:print-date>
  </office:meta>
</office:document-meta>
</file>